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adea" svg:font-family="Calade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rlito" svg:font-family="Carlito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2" style:family="paragraph"/>
    <style:style style:name="P6" style:parent-style-name="Textbody" style:list-style-name="LFO2" style:family="paragraph"/>
    <style:style style:name="P7" style:parent-style-name="Textbody" style:list-style-name="LFO2" style:family="paragraph"/>
    <style:style style:name="P8" style:parent-style-name="Textbody" style:list-style-name="LFO2" style:family="paragraph"/>
    <style:style style:name="P9" style:parent-style-name="Textbody" style:list-style-name="LFO2" style:family="paragraph"/>
    <style:style style:name="P10" style:parent-style-name="Textbody" style:list-style-name="LFO6" style:family="paragraph">
      <style:text-properties fo:language="sr" fo:country="RS"/>
    </style:style>
    <style:style style:name="P11" style:parent-style-name="Textbody" style:list-style-name="LFO6" style:family="paragraph">
      <style:text-properties fo:language="sr" fo:country="RS"/>
    </style:style>
    <style:style style:name="P12" style:parent-style-name="Textbody" style:list-style-name="LFO6" style:family="paragraph">
      <style:text-properties fo:language="sr" fo:country="RS"/>
    </style:style>
    <style:style style:name="P13" style:parent-style-name="Textbody" style:list-style-name="LFO6" style:family="paragraph">
      <style:text-properties fo:language="sr" fo:country="RS"/>
    </style:style>
    <style:style style:name="P14" style:parent-style-name="Textbody" style:list-style-name="LFO6" style:family="paragraph">
      <style:text-properties fo:language="sr" fo:country="RS"/>
    </style:style>
    <style:style style:name="P15" style:parent-style-name="Textbody" style:list-style-name="LFO6" style:family="paragraph">
      <style:text-properties fo:language="sr" fo:country="RS"/>
    </style:style>
    <style:style style:name="P16" style:parent-style-name="Textbody" style:family="paragraph">
      <style:text-properties fo:language="sr" fo:country="RS"/>
    </style:style>
    <style:style style:name="P17" style:parent-style-name="Heading2" style:family="paragraph">
      <style:text-properties fo:language="sr" fo:country="RS"/>
    </style:style>
    <style:style style:name="P18" style:parent-style-name="Textbody" style:list-style-name="LFO6" style:family="paragraph">
      <style:text-properties fo:language="sr" fo:country="RS"/>
    </style:style>
    <style:style style:name="P19" style:parent-style-name="Textbody" style:list-style-name="LFO6" style:family="paragraph">
      <style:text-properties fo:language="sr" fo:country="RS"/>
    </style:style>
    <style:style style:name="P20" style:parent-style-name="Textbody" style:list-style-name="LFO6" style:family="paragraph">
      <style:text-properties fo:language="sr" fo:country="RS"/>
    </style:style>
    <style:style style:name="P21" style:parent-style-name="Heading2" style:family="paragraph">
      <style:text-properties fo:language="sr" fo:country="RS"/>
    </style:style>
    <style:style style:name="P22" style:parent-style-name="Textbody" style:list-style-name="LFO6" style:family="paragraph">
      <style:text-properties fo:language="sr" fo:country="RS"/>
    </style:style>
    <style:style style:name="P23" style:parent-style-name="Textbody" style:list-style-name="LFO6" style:family="paragraph">
      <style:text-properties fo:language="sr" fo:country="RS"/>
    </style:style>
    <style:style style:name="P24" style:parent-style-name="Textbody" style:list-style-name="LFO6" style:family="paragraph">
      <style:text-properties fo:language="sr" fo:country="RS"/>
    </style:style>
    <style:style style:name="P25" style:parent-style-name="Textbody" style:list-style-name="LFO6" style:family="paragraph">
      <style:text-properties fo:language="sr" fo:country="RS"/>
    </style:style>
    <style:style style:name="P26" style:parent-style-name="Textbody" style:list-style-name="LFO6" style:family="paragraph">
      <style:text-properties fo:language="sr" fo:country="RS"/>
    </style:style>
    <style:style style:name="P27" style:parent-style-name="Textbody" style:list-style-name="LFO6" style:family="paragraph">
      <style:text-properties fo:language="sr" fo:country="RS"/>
    </style:style>
    <style:style style:name="P28" style:parent-style-name="Textbody" style:list-style-name="LFO6" style:family="paragraph">
      <style:text-properties fo:language="sr" fo:country="RS"/>
    </style:style>
    <style:style style:name="P29" style:parent-style-name="Textbody" style:list-style-name="LFO6" style:family="paragraph">
      <style:text-properties fo:language="sr" fo:country="RS"/>
    </style:style>
    <style:style style:name="P30" style:parent-style-name="Textbody" style:list-style-name="LFO6" style:family="paragraph">
      <style:text-properties fo:language="sr" fo:country="RS"/>
    </style:style>
    <style:style style:name="P31" style:parent-style-name="Textbody" style:list-style-name="LFO6" style:family="paragraph">
      <style:text-properties fo:language="sr" fo:country="RS"/>
    </style:style>
    <style:style style:name="P32" style:parent-style-name="Textbody" style:list-style-name="LFO6" style:family="paragraph"/>
    <style:style style:name="T33" style:parent-style-name="DefaultParagraphFont" style:family="text">
      <style:text-properties fo:language="sr" fo:country="RS"/>
    </style:style>
    <style:style style:name="T34" style:parent-style-name="DefaultParagraphFont" style:family="text">
      <style:text-properties fo:language="sr" fo:country="RS"/>
    </style:style>
    <style:style style:name="P35" style:parent-style-name="Heading2" style:family="paragraph">
      <style:text-properties fo:language="sr" fo:country="RS"/>
    </style:style>
    <style:style style:name="P36" style:parent-style-name="Textbody" style:list-style-name="LFO6" style:family="paragraph">
      <style:text-properties fo:language="sr" fo:country="RS"/>
    </style:style>
    <style:style style:name="P37" style:parent-style-name="Heading2" style:family="paragraph">
      <style:text-properties fo:language="sr" fo:country="RS"/>
    </style:style>
    <style:style style:name="P38" style:parent-style-name="Textbody" style:list-style-name="LFO6" style:family="paragraph">
      <style:text-properties fo:language="sr" fo:country="RS"/>
    </style:style>
    <style:style style:name="P39" style:parent-style-name="Textbody" style:list-style-name="LFO6" style:family="paragraph">
      <style:text-properties fo:language="sr" fo:country="RS"/>
    </style:style>
    <style:style style:name="P40" style:parent-style-name="Textbody" style:list-style-name="LFO6" style:family="paragraph">
      <style:text-properties fo:language="sr" fo:country="RS"/>
    </style:style>
    <style:style style:name="P41" style:parent-style-name="Heading2" style:family="paragraph">
      <style:text-properties fo:language="sr" fo:country="RS"/>
    </style:style>
    <style:style style:name="P42" style:parent-style-name="Textbody" style:list-style-name="LFO6" style:family="paragraph">
      <style:text-properties fo:language="sr" fo:country="RS"/>
    </style:style>
    <style:style style:name="P43" style:parent-style-name="Textbody" style:list-style-name="LFO6" style:family="paragraph">
      <style:text-properties fo:language="sr" fo:country="RS"/>
    </style:style>
    <style:style style:name="P44" style:parent-style-name="Textbody" style:list-style-name="LFO6" style:family="paragraph">
      <style:text-properties fo:language="sr" fo:country="RS"/>
    </style:style>
    <style:style style:name="P45" style:parent-style-name="Heading2" style:family="paragraph">
      <style:text-properties fo:language="sr" fo:country="RS"/>
    </style:style>
    <style:style style:name="P46" style:parent-style-name="Textbody" style:list-style-name="LFO3" style:family="paragraph"/>
    <style:style style:name="P47" style:parent-style-name="Textbody" style:list-style-name="LFO3" style:family="paragraph"/>
    <style:style style:name="P48" style:parent-style-name="Textbody" style:list-style-name="LFO3" style:family="paragraph"/>
    <style:style style:name="P49" style:parent-style-name="Textbody" style:list-style-name="LFO3" style:family="paragraph"/>
    <style:style style:name="P50" style:parent-style-name="Textbody" style:list-style-name="LFO3" style:family="paragraph"/>
    <style:style style:name="P51" style:parent-style-name="Textbody" style:list-style-name="LFO6" style:family="paragraph"/>
    <style:style style:name="P52" style:parent-style-name="Textbody" style:list-style-name="LFO6" style:family="paragraph"/>
    <style:style style:name="P53" style:parent-style-name="Textbody" style:list-style-name="LFO6" style:family="paragraph"/>
    <style:style style:name="P54" style:parent-style-name="Textbody" style:list-style-name="LFO6" style:family="paragraph"/>
    <style:style style:name="P55" style:parent-style-name="Textbody" style:list-style-name="LFO6" style:family="paragraph"/>
    <style:style style:name="P56" style:parent-style-name="Textbody" style:list-style-name="LFO4" style:family="paragraph"/>
    <style:style style:name="P57" style:parent-style-name="Textbody" style:list-style-name="LFO4" style:family="paragraph"/>
    <style:style style:name="P58" style:parent-style-name="Textbody" style:list-style-name="LFO4" style:family="paragraph"/>
    <style:style style:name="P59" style:parent-style-name="Textbody" style:list-style-name="LFO4" style:family="paragraph"/>
    <style:style style:name="P60" style:parent-style-name="Textbody" style:list-style-name="LFO4" style:family="paragraph"/>
  </office:automatic-styles>
  <office:body>
    <office:text text:use-soft-page-breaks="true">
      <text:p text:style-name="P1">Predlog projekta za predmet “Sistemi bazirani na znanju” – Sistem za automatizovanu trgovinu na finansijskim tržištima</text:p>
      <text:p text:style-name="Standard"/>
      <text:h text:style-name="Heading1" text:outline-level="1">Motivacija</text:h>
      <text:p text:style-name="Textbody">Postoji dosta različitih sistema za automatizovanu trgovinu na finansijskim tržištima. Finansijsko<text:s/>tržište jeste tržište na kom se vrši razmena hartija od vrednosti koje mogu biti akcije kompanija, opcije kompanija, obveznice i prirodni derivati (zlato, nafta, …).</text:p>
      <text:p text:style-name="Textbody">Sama osobine finansijskih tržišta je da su nepredvidiva i da jedan model ne može da dovodi do optimalnog profita investitora na duži vremenski period. Pored ovoga, samo tržište je dosta kompleksno i jako je teško uočiti pravilnosti.</text:p>
      <text:p text:style-name="Textbody">Postoje razna istraživanja na ovu temu kao i pokušaji da se problem optimizacije profita reši upotrebom mašinskog učenja. Problem sa ovim pristupom je što modeli mašinskog učenja su, kada su izgrađeni, jako teško izmenjivi i zahtevaju ponovno treniranje. Ideja je da se koristi rule-based sistem koji se značajno lakše može prilagođavati novim pravilima i novim prohtevima korisnika.</text:p>
      <text:h text:style-name="Heading1" text:outline-level="1">Ulazi I izlazi</text:h>
      <text:p text:style-name="Textbody">Sistem dobija ulaze u smislu vrednosti hartija od vrednosti koje su trenutno aktuelne na osnovu trenutnog stanja na tržištu. Sistem takođe čuva stanje portfolia korisnika (skup svih hartija od vrednosti u vlasništvu korisnika). Kao izlaz sistem daje strategiju trgovanja u obliku odluka. Sistem može da donese odluku o kupovini ili prodaji određene hartije od vrednosti uz poštovanje osnovnih ograničenja zadatim pravilima u rule engine-u.</text:p>
      <text:h text:style-name="Heading1" text:outline-level="1">Baza znanja</text:h>
      <text:p text:style-name="Textbody">Sistem čuva sve informacije prikupljene o tržištu koje je skupljao tokom svog rada. Ovo uključuje vrednosti svih hartija od vrednosti koje se razmatraju (akcije, opcije, derivati, obveznice). Pored ovoga, sistem može i da čuva druge informacije o kompanijama.</text:p>
      <text:h text:style-name="Heading1" text:outline-level="1">Metodologija</text:h>
      <text:p text:style-name="Textbody">Sistem<text:s/>je rule-based I upravlja sa tri vrste entiteta u radnoj memoriji:</text:p>
      <text:list text:style-name="LFO1" text:continue-numbering="true">
        <text:list-item>
          <text:p text:style-name="P2">Asset – predstavlja akciju ili opciju</text:p>
        </text:list-item>
        <text:list-item>
          <text:p text:style-name="P3">Estimate – predstavlja procenu rasta I procenu rizika određene akcije</text:p>
        </text:list-item>
        <text:list-item>
          <text:p text:style-name="P4">Decision – odluka o kupovini ili prodaji</text:p>
        </text:list-item>
      </text:list>
      <text:soft-page-break/>
      <text:p text:style-name="Textbody">Svakog dana, sistem dobija ogroman skup<text:s/>Asset objekata koji predstavljaju akcije I njhove cene u datom danu (sistem ne upravlja na manji vremenskim intervalima od jednog dana). Sistem u radnoj memoriji takođe čuva informacije o portfoliju (skup svih akcija koje korisnik poseduje kao i sredstva sa kojima može da raspolaže). Svakog dana, na osnovu informacija o akcijama, za svaku akciju se formra više različitih Estimate objekata na osnovu određenih indikatora (skup pravila na osnovu cene akcije). Neki od indikatora su:</text:p>
      <text:list text:style-name="LFO2" text:continue-numbering="true">
        <text:list-item>
          <text:p text:style-name="P5">različite vrste regresije</text:p>
        </text:list-item>
        <text:list-item>
          <text:p text:style-name="P6">Binomni model</text:p>
        </text:list-item>
        <text:list-item>
          <text:p text:style-name="P7">moving average</text:p>
        </text:list-item>
        <text:list-item>
          <text:p text:style-name="P8">support vs resistance</text:p>
        </text:list-item>
        <text:list-item>
          <text:p text:style-name="P9">I drugi probabilistički modeli u literaturi dole</text:p>
        </text:list-item>
      </text:list>
      <text:p text:style-name="Textbody">Na osnovu generisanih Estimate objekata, drugim setom pravila se dobija Decision objekat koji predstavlja finalnu odluku. Decision se generiše na<text:s/>osnovu pravila nad portfoliom I Estimate-ima.</text:p>
      <text:p text:style-name="Textbody">Za svaki Estimate na osnovu njegove procene rizika I rasta se može proceniti vrednost akcije (Net Present Value – NPV).</text:p>
      <text:p text:style-name="Textbody">Pravila su podeljena u više faza:</text:p>
      <text:list text:style-name="LFO6" text:continue-numbering="true">
        <text:list-item>
          <text:p text:style-name="P10">Procena vrednosti<text:s/></text:p>
        </text:list-item>
        <text:list-item>
          <text:p text:style-name="P11">Korigovanje procena vrednosti<text:s/></text:p>
        </text:list-item>
        <text:list-item>
          <text:p text:style-name="P12">Pravila vezana<text:s/>za dividendu</text:p>
        </text:list-item>
        <text:list-item>
          <text:p text:style-name="P13">Pravila<text:s/>za trgovanje opcijama<text:s/></text:p>
        </text:list-item>
        <text:list-item>
          <text:p text:style-name="P14">Pravila<text:s/>za trgovanje obveznicama</text:p>
        </text:list-item>
        <text:list-item>
          <text:p text:style-name="P15">Pravila za donošenje konačne odluke o kupovini-prodaji akcija</text:p>
        </text:list-item>
      </text:list>
      <text:p text:style-name="P16"/>
      <text:h text:style-name="P17" text:outline-level="2">Procena vrednosti<text:s/></text:h>
      <text:list text:style-name="LFO6" text:continue-numbering="true">
        <text:list-item>
          <text:p text:style-name="P18">Ako postoji finansijski izveštaj o kompaniji čija je akcija, pravi se prva procena na osnovu rasta prihoda i standardne deijacije kao rizik</text:p>
        </text:list-item>
        <text:list-item>
          <text:p text:style-name="P19">Ako postoji bilans stanja kompanije čija je akcija, pravi se dodatna procena na osnovu rasta vrednosti cele imovine a rizik se računa kao maksimalni rizik svih individualnih nepokretnosti i pokretnosti date kompanije.</text:p>
        </text:list-item>
        <text:list-item>
          <text:p text:style-name="P20">Kreira se procena vrednosti sa rastom koliki je rast indikatora Earnings over Share a rizik se računa kao standardna devijacija.</text:p>
        </text:list-item>
      </text:list>
      <text:h text:style-name="P21" text:outline-level="2">Korigovanje procena vrednosti<text:s/></text:h>
      <text:list text:style-name="LFO6" text:continue-numbering="true">
        <text:list-item>
          <text:p text:style-name="P22">Ako postoji preporuka od Yazoo Finance za datu akciju, rizici svih procena za datu akciju se smanjuju za 10%</text:p>
        </text:list-item>
        <text:list-item>
          <text:p text:style-name="P23">Ako je prinos od dividendi izme+u 3% i 5%, smanjuje se procena rizika za 10%.</text:p>
        </text:list-item>
        <text:list-item>
          <text:p text:style-name="P24">Ako je prinos od dividendi iznad 5%, smanjuje se procena rizika za 40%.</text:p>
        </text:list-item>
        <text:list-item>
          <text:p text:style-name="P25">Ako je ukupna vrednost portfolija u sistemu veća od definisanog iznosa od strane korisnika, rizik se povećava za 20% na svim procenama. Razlog za ovo je činjenica da ne želimo velike promene u portfoliju kada je njegova vrednost dovoljno velika.</text:p>
        </text:list-item>
        <text:list-item>
          <text:p text:style-name="P26">Ako kompanija ima odnos dugova prema imovini veći od zadate vrednosti od strane korisnika, rizik se povećava za 20% na svim procenama za datu akciju.</text:p>
        </text:list-item>
        <text:list-item>
          <text:p text:style-name="P27">Ako kompanija ima marginu profita manju od 2%, povećava se procena rizika za 20%</text:p>
        </text:list-item>
        <text:list-item>
          <text:p text:style-name="P28">Ako je margina profita veća od 30%, procena rizika se smanjuje za 10%</text:p>
        </text:list-item>
        <text:list-item>
          <text:p text:style-name="P29">Ako je QR indikator manji od 20% procena rizika se povećava za 70%</text:p>
        </text:list-item>
        <text:list-item>
          <text:p text:style-name="P30">Ako je QR indikator između 20% i 70%, povećava se procena rizika za 10%</text:p>
        </text:list-item>
        <text:list-item>
          <text:p text:style-name="P31">Ako je QR indikator veći od 200%, smanjuje se rizik za 10%</text:p>
        </text:list-item>
        <text:list-item>
          <text:p text:style-name="P32"><text:span text:style-name="T33">Ako postoji procena koja ima procenu rasta veću od S</text:span>&amp;P 500<text:span text:style-name="T34"><text:s/>i rizik manji od korisnički definisane granice, donosi se odluka o kupovini k akcija gde k zavisi od razlike od S</text:span>&amp;P 500 vrednosti i procene buduće vrednosti akcije na osnovu procene rasta. Korisnik zadaje k na određenu razliku.</text:p>
        </text:list-item>
      </text:list>
      <text:h text:style-name="P35" text:outline-level="2">Pravila vezana<text:s/>za dividendu</text:h>
      <text:list text:style-name="LFO6" text:continue-numbering="true">
        <text:list-item>
          <text:p text:style-name="P36">Potrebno je povećati vrednost keša u portfoliju na svaku isplatu dividende od strane kompanija čije akcije se nalaze u portfoliju</text:p>
        </text:list-item>
      </text:list>
      <text:h text:style-name="P37" text:outline-level="2">Pravila ya trgovanje opcijama<text:s/></text:h>
      <text:list text:style-name="LFO6" text:continue-numbering="true">
        <text:list-item>
          <text:p text:style-name="P38">Ako sistem poseduje call opciju i cena akcije je manja od cene opcije, opcija se<text:s/>prodaje i kupuje se akcija<text:s/></text:p>
        </text:list-item>
        <text:list-item>
          <text:p text:style-name="P39">Ako sistem poseduje put opciju i vrednost akcije je veća od cene opcije, opcija se prodaje i akcija se prodaje</text:p>
        </text:list-item>
        <text:list-item>
          <text:p text:style-name="P40">Ako opcija istekne, ona se briše iz portfolija</text:p>
        </text:list-item>
      </text:list>
      <text:h text:style-name="P41" text:outline-level="2">Pravila za trgovanje obveznicama</text:h>
      <text:list text:style-name="LFO6" text:continue-numbering="true">
        <text:list-item>
          <text:p text:style-name="P42">Kupi obveznice ako im je rizik manji od A kategorije, količina zavisi od dosupnog keša u portfoliju i količina obveznica zavisi od korisnički definisane vrednosti koliko se keša može koristiti za obveznice.</text:p>
        </text:list-item>
        <text:list-item>
          <text:p text:style-name="P43">Povećaj vrednost keša u portfoliju kada obveznica plati kupon</text:p>
        </text:list-item>
        <text:list-item>
          <text:p text:style-name="P44">Kada obveznica istekne, povećava se vrednost portfolija i obveznica se briše iz portfolija</text:p>
        </text:list-item>
      </text:list>
      <text:h text:style-name="P45" text:outline-level="2">Pravila za donošenje konačne odluke o kupovini-prodaji akcija</text:h>
      <text:list text:style-name="LFO3" text:continue-numbering="true">
        <text:list-item>
          <text:p text:style-name="P46">Računa se NPV na osnovu svih procena rasta I rizika akcija koje su kreirane u prethodnim koracima.</text:p>
        </text:list-item>
        <text:list-item>
          <text:p text:style-name="P47">NPV &gt; trenutne cene akcije i u portfoliju ima dodatnih sedstava za k akcija → kupi k akcija</text:p>
        </text:list-item>
        <text:list-item>
          <text:p text:style-name="P48">NPV &lt; trenutne cene akcije I korisnik poseduje k akcija → prodaj k akcija</text:p>
        </text:list-item>
        <text:list-item>
          <text:p text:style-name="P49">NPV &gt; trenutne cene I u portfoliju nema novca za k akcija → kupiti onoliko koliko je moguće (ovde<text:s/><text:soft-page-break/>obratiti posebnu pažnju da se optimizuje kupovin da se kupuju akcije najisplativije – prioritetizovati pravila)</text:p>
        </text:list-item>
        <text:list-item>
          <text:p text:style-name="P50">NPV &lt; trenutne cene I korisnik nema k akcija u portfoliju → prodati sve akcije te kompanije (ako ih ima).</text:p>
        </text:list-item>
      </text:list>
      <text:p text:style-name="Textbody">Posebna pažnju treba posvetiti optimalnom određivanju broja k (koliko NPV treba<text:s/>da bude veći od trenutne cene da bi k bilo 1, koliko da bi bilo 10 itd).</text:p>
      <text:p text:style-name="Textbody"/>
      <text:h text:style-name="Heading1" text:outline-level="1">ostale komponent sistema</text:h>
      <text:list text:style-name="LFO6" text:continue-numbering="true">
        <text:list-item>
          <text:p text:style-name="P51">Sistem pruža mogućnost da korisnik dobije informacije o svim odlukama kao I kako je tekao način rezonovanja</text:p>
        </text:list-item>
        <text:list-item>
          <text:p text:style-name="P52">Sistem pruža komponentu za konfiguraciju korisnički definisanih parametara</text:p>
        </text:list-item>
        <text:list-item>
          <text:p text:style-name="P53">Sistem mejlom korisniku šalje izveštaj o trenutnom portfoliju</text:p>
        </text:list-item>
        <text:list-item>
          <text:p text:style-name="P54">Alarm system kada vrednost portfolija padne ispod korisnički definisane vrednosti<text:s/></text:p>
        </text:list-item>
        <text:list-item>
          <text:p text:style-name="P55">Alarm system kada je dnevni pad vrednosti portfolija veći od korisnički definisane vrednosti</text:p>
        </text:list-item>
      </text:list>
      <text:p text:style-name="Textbody"/>
      <text:p text:style-name="Textbody"/>
      <text:h text:style-name="Heading1" text:outline-level="1">Literatura</text:h>
      <text:list text:style-name="LFO4" text:continue-numbering="true">
        <text:list-item>
          <text:p text:style-name="P56">I. Welch - Corporate finance</text:p>
        </text:list-item>
        <text:list-item>
          <text:p text:style-name="P57">M. Capihski T. Zastawniak - Mathematics for finance</text:p>
        </text:list-item>
        <text:list-item>
          <text:p text:style-name="P58">R. P. McAfee J. S. Johnson - Introduction to economic analysis</text:p>
        </text:list-item>
        <text:list-item>
          <text:p text:style-name="P59">H. V. Roberts - Stock market patterns and financial analysis: methodological suggestions</text:p>
        </text:list-item>
        <text:list-item>
          <text:p text:style-name="P60">Andrew W. Lo - Adaptive market hypothesis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adea" svg:font-family="Calade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rlito" svg:font-family="Carlito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Carlito" style:font-name-asian="Carlito" style:font-name-complex="Carlito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Source Han Sans CN Regular" style:font-name-complex="Lohit Devanagari" fo:text-transform="uppercas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1pt" style:font-size-asian="11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border="0.0104in solid #000000" fo:padding="0.0138in" style:shadow="none"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variant="small-caps"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style:font-name-asian="Carlito" style:font-name-complex="Carlito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Carlito" style:font-name-complex="Carlito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rn</dc:title>
    <dc:creator>Nozinic, Stefan (uib56677)</dc:creator>
    <meta:creation-date>2020-04-11T16:21:00Z</meta:creation-date>
    <dc:date>2020-06-09T16:29:00Z</dc:date>
    <meta:template xlink:href="Modern.ott" xlink:type="simple"/>
    <meta:editing-cycles>26</meta:editing-cycles>
    <meta:editing-duration>PT0S</meta:editing-duration>
    <meta:document-statistic meta:page-count="4" meta:paragraph-count="14" meta:word-count="1102" meta:character-count="7371" meta:row-count="52" meta:non-whitespace-character-count="6283"/>
  </office:meta>
</office:document-meta>
</file>